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9d5b" officeooo:paragraph-rsid="001b9d5b"/>
    </style:style>
    <style:style style:name="P2" style:family="paragraph" style:parent-style-name="Footer">
      <style:paragraph-properties fo:text-align="end" style:justify-single-word="false"/>
    </style:style>
    <style:style style:name="P3" style:family="paragraph" style:parent-style-name="Text_20_body">
      <style:text-properties officeooo:rsid="001b9d5b" officeooo:paragraph-rsid="001b9d5b"/>
    </style:style>
    <style:style style:name="P4" style:family="paragraph" style:parent-style-name="Text_20_body">
      <style:text-properties officeooo:rsid="001c2e62" officeooo:paragraph-rsid="001c2e62"/>
    </style:style>
    <style:style style:name="P5" style:family="paragraph" style:parent-style-name="Text_20_body">
      <style:text-properties officeooo:rsid="001decb3" officeooo:paragraph-rsid="001decb3"/>
    </style:style>
    <style:style style:name="P6" style:family="paragraph" style:parent-style-name="Text_20_body">
      <style:text-properties officeooo:rsid="0020e406" officeooo:paragraph-rsid="0020e406"/>
    </style:style>
    <style:style style:name="P7" style:family="paragraph" style:parent-style-name="Text_20_body">
      <style:text-properties officeooo:rsid="00232f3e" officeooo:paragraph-rsid="00232f3e"/>
    </style:style>
    <style:style style:name="P8" style:family="paragraph" style:parent-style-name="Text_20_body">
      <style:text-properties officeooo:rsid="00232f3e" officeooo:paragraph-rsid="0024cbdd"/>
    </style:style>
    <style:style style:name="P9" style:family="paragraph" style:parent-style-name="Text_20_body">
      <style:text-properties officeooo:rsid="0024cbdd" officeooo:paragraph-rsid="0024cbdd"/>
    </style:style>
    <style:style style:name="P10" style:family="paragraph" style:parent-style-name="Text_20_body">
      <style:text-properties officeooo:rsid="00263b8c" officeooo:paragraph-rsid="00263b8c"/>
    </style:style>
    <style:style style:name="P11" style:family="paragraph" style:parent-style-name="Text_20_body">
      <style:paragraph-properties fo:margin-top="0in" fo:margin-bottom="0in" style:contextual-spacing="false"/>
      <style:text-properties style:font-name="Courier New" fo:font-size="8pt" officeooo:rsid="00232f3e" officeooo:paragraph-rsid="00232f3e" style:font-size-asian="8pt" style:font-size-complex="8pt"/>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Text_20_body" style:list-style-name="L1">
      <style:text-properties officeooo:rsid="001b9d5b" officeooo:paragraph-rsid="001b9d5b"/>
    </style:style>
    <style:style style:name="P15" style:family="paragraph" style:parent-style-name="Text_20_body" style:list-style-name="L2">
      <style:text-properties officeooo:rsid="001eac10" officeooo:paragraph-rsid="001eac10"/>
    </style:style>
    <style:style style:name="P16" style:family="paragraph" style:parent-style-name="Text_20_body" style:list-style-name="L2">
      <style:text-properties officeooo:rsid="0020860d" officeooo:paragraph-rsid="0020860d"/>
    </style:style>
    <style:style style:name="P17" style:family="paragraph" style:parent-style-name="Text_20_body" style:list-style-name="L3">
      <style:text-properties officeooo:rsid="0026fc65" officeooo:paragraph-rsid="0026fc65"/>
    </style:style>
    <style:style style:name="P18" style:family="paragraph" style:parent-style-name="Text_20_body" style:list-style-name="L3">
      <style:text-properties officeooo:rsid="0028eece" officeooo:paragraph-rsid="0028eece"/>
    </style:style>
    <style:style style:name="P19" style:family="paragraph" style:parent-style-name="Heading_20_1">
      <style:text-properties officeooo:rsid="001b9d5b" officeooo:paragraph-rsid="001b9d5b"/>
    </style:style>
    <style:style style:name="P20" style:family="paragraph" style:parent-style-name="Heading_20_1">
      <style:text-properties officeooo:rsid="00232f3e"/>
    </style:style>
    <style:style style:name="T1" style:family="text">
      <style:text-properties officeooo:rsid="001ee58d"/>
    </style:style>
    <style:style style:name="T2" style:family="text">
      <style:text-properties officeooo:rsid="0020e406"/>
    </style:style>
    <style:style style:name="T3" style:family="text">
      <style:text-properties officeooo:rsid="0024cbd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105_223344759" text:style-name="Index_20_Link" text:visited-style-name="Index_20_Link">Cartesian/Polar Grid Pattern Matching<text:tab/>1</text:a></text:p>
          <text:p text:style-name="P13"><text:a xlink:type="simple" xlink:href="#__RefHeading__33_1488024261" text:style-name="Index_20_Link" text:visited-style-name="Index_20_Link">Tutorial Video<text:tab/>1</text:a></text:p>
          <text:p text:style-name="P13"><text:a xlink:type="simple" xlink:href="#__RefHeading__35_1488024261" text:style-name="Index_20_Link" text:visited-style-name="Index_20_Link">Help Engine<text:tab/>2</text:a></text:p>
          <text:p text:style-name="P13"><text:a xlink:type="simple" xlink:href="#__RefHeading__70_180482465" text:style-name="Index_20_Link" text:visited-style-name="Index_20_Link">JPEG2000<text:tab/>2</text:a></text:p>
          <text:p text:style-name="P12"><text:a xlink:type="simple" xlink:href="#__RefHeading__72_180482465" text:style-name="Index_20_Link" text:visited-style-name="Index_20_Link">Plugin qtjp2imageformat<text:tab/>2</text:a></text:p>
          <text:p text:style-name="P12"><text:a xlink:type="simple" xlink:href="#__RefHeading__74_180482465" text:style-name="Index_20_Link" text:visited-style-name="Index_20_Link">OpenJPEG<text:tab/>2</text:a></text:p>
          <text:p text:style-name="P13"><text:a xlink:type="simple" xlink:href="#__RefHeading__166_433822947" text:style-name="Index_20_Link" text:visited-style-name="Index_20_Link">Windows Installer<text:tab/>2</text:a></text:p>
          <text:p text:style-name="P12"><text:a xlink:type="simple" xlink:href="#__RefHeading__168_433822947" text:style-name="Index_20_Link" text:visited-style-name="Index_20_Link">Guid<text:tab/>2</text:a></text:p>
          <text:p text:style-name="P13"><text:a xlink:type="simple" xlink:href="#__RefHeading__170_433822947" text:style-name="Index_20_Link" text:visited-style-name="Index_20_Link">Linux Release<text:tab/>3</text:a></text:p>
        </text:index-body>
      </text:table-of-content>
      <text:h text:style-name="P19" text:outline-level="1"/>
      <text:h text:style-name="P19" text:outline-level="1"><text:bookmark-start text:name="__RefHeading__105_223344759"/>Cartesian/Polar Grid Pattern Matching<text:bookmark-end text:name="__RefHeading__105_223344759"/></text:h>
      <text:p text:style-name="P3">Options:</text:p>
      <text:list xml:id="list3285928522325488055" text:style-name="L1">
        <text:list-item>
          <text:p text:style-name="P14">Search parameter space of (grid line count, grid line start, grid line number, angle) for X and Y separately, while performing fast cross correlations using FFTW3.</text:p>
        </text:list-item>
        <text:list-item>
          <text:p text:style-name="P14">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33_1488024261"/>Tutorial Video<text:bookmark-end text:name="__RefHeading__33_1488024261"/></text:h>
      <text:p text:style-name="P5">Originally the tutorial video was to be added to the qrc file, but that caused a segfault on a 9MB file. Google search revealed adding large multimedia file(s) to resource file causes problems (since data gets stored as C array, and there are swap issues).</text:p>
      <text:p text:style-name="P5">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1" text:outline-level="1"><text:bookmark-start text:name="__RefHeading__35_1488024261"/><text:soft-page-break/>Help Engine<text:bookmark-end text:name="__RefHeading__35_1488024261"/></text:h>
      <text:list xml:id="list7675661030837134380" text:style-name="L2">
        <text:list-item>
          <text:p text:style-name="P15">Installed qttools5-dev <text:span text:style-name="T1">and qttools-dev-tools</text:span> in muon </text:p>
        </text:list-item>
        <text:list-item>
          <text:p text:style-name="P16">'build' script in help subdirectory builds the help files for the engauge executable. If the help files are not built, selecting Help / Help menu option brings up an empty Help dialog.</text:p>
        </text:list-item>
      </text:list>
      <text:h text:style-name="Heading_20_1" text:outline-level="1"><text:bookmark-start text:name="__RefHeading__70_180482465"/>JPEG2000<text:bookmark-end text:name="__RefHeading__70_180482465"/></text:h>
      <text:h text:style-name="Heading_20_2" text:outline-level="2"><text:bookmark-start text:name="__RefHeading__72_180482465"/>Plugin qtjp2imageform<text:span text:style-name="T2">at</text:span><text:bookmark-end text:name="__RefHeading__72_180482465"/></text:h>
      <text:p text:style-name="P6">Downloaded from <text:a xlink:type="simple" xlink:href="https://github.com/kbinani/qt-solutions">https://github.com/kbinani/qt-solutions</text:a>. Code is from qt3 and unmaintained. This requires the JasPer library, which according to <text:a xlink:type="simple" xlink:href="https://en.wikipedia.org/wiki/JPEG_2000">https://en.wikipedia.org/wiki/JPEG_2000</text:a> has limited JPEG2000 feature support. </text:p>
      <text:h text:style-name="Heading_20_2" text:outline-level="2"><text:bookmark-start text:name="__RefHeading__74_180482465"/>OpenJPEG<text:bookmark-end text:name="__RefHeading__74_180482465"/></text:h>
      <text:p text:style-name="P6">Self-contained library with attractive licensing.</text:p>
      <text:h text:style-name="P20" text:outline-level="1"><text:bookmark-start text:name="__RefHeading__166_433822947"/>Windows Installer<text:bookmark-end text:name="__RefHeading__166_433822947"/></text:h>
      <text:p text:style-name="P7">WiX was selected since it is not buggy and is full featured (installs Microsoft products!).</text:p>
      <text:h text:style-name="Heading_20_2" text:outline-level="2"><text:bookmark-start text:name="__RefHeading__168_433822947"/>Guid<text:bookmark-end text:name="__RefHeading__168_433822947"/></text:h>
      <text:p text:style-name="P7">Built the following, from https://www.firegiant.com/wix/tutorial/getting-started/the-software-package/, using /cygdrive/C/MinGW/bin/gcc.exe uuidgen.c -lole32:</text:p>
      <text:p text:style-name="P7"/>
      <text:p text:style-name="P11">#define _OLEAUT32_</text:p>
      <text:p text:style-name="P11">#include &lt;stdio.h&gt;</text:p>
      <text:p text:style-name="P11">#include &lt;unknwn.h&gt;</text:p>
      <text:p text:style-name="P11">GUID guid;</text:p>
      <text:p text:style-name="P11">WORD* wstrGUID[100];</text:p>
      <text:p text:style-name="P11">char strGUID[100];</text:p>
      <text:p text:style-name="P11">int count, i;</text:p>
      <text:p text:style-name="P11">int main (int argc, char* argv[]) {</text:p>
      <text:p text:style-name="P11"><text:s text:c="2"/>if (argc != 2) {</text:p>
      <text:p text:style-name="P11"><text:s text:c="4"/>fprintf (stderr, "SYNTAX: UUIDGEN &lt;number-of-GUIDs-to-generate&gt;\n");</text:p>
      <text:p text:style-name="P11"><text:s text:c="4"/>return 1;</text:p>
      <text:p text:style-name="P11"><text:s text:c="4"/>}</text:p>
      <text:p text:style-name="P11"><text:s text:c="2"/>count = atoi (argv[1]);</text:p>
      <text:p text:style-name="P11"><text:s text:c="2"/>for (i = 0; i &lt; count; i++) {</text:p>
      <text:p text:style-name="P11"><text:s text:c="4"/>CoCreateGuid (&amp;guid);</text:p>
      <text:p text:style-name="P11"><text:s text:c="4"/>StringFromCLSID (&amp;guid, wstrGUID);</text:p>
      <text:p text:style-name="P11"><text:soft-page-break/><text:s text:c="4"/>WideCharToMultiByte (CP_ACP, 0, *wstrGUID, -1, strGUID, MAX_PATH, NULL, NULL);</text:p>
      <text:p text:style-name="P11"><text:s text:c="4"/>printf ("%s\n", strGUID);</text:p>
      <text:p text:style-name="P11"><text:s text:c="4"/>}</text:p>
      <text:p text:style-name="P11"><text:s text:c="2"/>return 0;</text:p>
      <text:p text:style-name="P11">}</text:p>
      <text:p text:style-name="P5"/>
      <text:p text:style-name="P8">Result<text:span text:style-name="T3">s:</text:span></text:p>
      <text:p text:style-name="P8"><text:span text:style-name="T3">Product:</text:span> {1FBCEF62-3E8D-4E44-A0B5-0F066BAB900D}</text:p>
      <text:p text:style-name="P9">Installation package: {4E5846BB-039A-41BF-86EF-2A72B7BEE918}</text:p>
      <text:p text:style-name="P10">Exe: {5CE13C36-6B3D-4B6C-B183-C8DC80B70D1F}</text:p>
      <text:h text:style-name="Heading_20_1" text:outline-level="1"><text:bookmark-start text:name="__RefHeading__170_433822947"/>Linux Release<text:bookmark-end text:name="__RefHeading__170_433822947"/></text:h>
      <text:list xml:id="list1539863041231894212" text:style-name="L3">
        <text:list-item>
          <text:p text:style-name="P17">Download src tarball </text:p>
        </text:list-item>
        <text:list-item>
          <text:p text:style-name="P17">./configure –prefix=$HOME/qt-everywhere-opensource-5.5.1 -opensource -release -static -qt-zlib -qt-libpng -qt-libjpeg -qt-xcb -qt-freetype -qt-xkbcommon-x11 -no-opengl</text:p>
        </text:list-item>
        <text:list-item>
          <text:p text:style-name="P18">make -j 4</text:p>
        </text:list-item>
        <text:list-item>
          <text:p text:style-name="P18">make instal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rsid="001b9d5b" officeooo:paragraph-rsid="001b9d5b"/>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ngauge2 Software Development File</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11:59:07.594621520</meta:creation-date>
    <dc:date>2015-10-21T21:18:20.402415353</dc:date>
    <meta:editing-duration>PT1M57S</meta:editing-duration>
    <meta:editing-cycles>13</meta:editing-cycles>
    <meta:generator>LibreOffice/4.2.8.2$Linux_x86 LibreOffice_project/420m0$Build-2</meta:generator>
    <meta:document-statistic meta:table-count="0" meta:image-count="0" meta:object-count="0" meta:page-count="3" meta:paragraph-count="63" meta:word-count="475" meta:character-count="3376" meta:non-whitespace-character-count="2927"/>
  </office:meta>
</office:document-meta>
</file>